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aden Licastro</text:p>
      <text:p text:style-name="Standard">Computer Science 370</text:p>
      <text:p text:style-name="Standard">Professor Roos</text:p>
      <text:p text:style-name="Standard">Lab 5</text:p>
      <text:p text:style-name="Standard">24 February 2012</text:p>
      <text:p text:style-name="Standard"/>
      <text:p text:style-name="Standard">5.<text:tab/>ispath determines whether or not there is a path between the two items by looking at the facts. If <text:tab/>the arrow 'points' between the two items then it means there is a path between the two, <text:tab/>otherwise there is not so 'false.' will be returned.</text:p>
      <text:p text:style-name="Standard"/>
      <text:p text:style-name="Standard">6.<text:tab/>ispath will give the result true if there is a path between the two items. This means that if a fact <text:tab/>states that there is a connection between two items there exists a path between these items.</text:p>
      <text:p text:style-name="Standard"/>
      <text:p text:style-name="Standard">7.<text:tab/>The reason for this duplication of the values of X is because there are paths that share common <text:tab/>nodes on the tree. This being said, when the program executes even though the path is different <text:tab/>it can still pass over the same X value to get to the destination.</text:p>
      <text:p text:style-name="Standard"/>
      <text:p text:style-name="Standard">8.<text:tab/>In dag.pl</text:p>
      <text:p text:style-name="Standard"/>
      <text:p text:style-name="Standard">9.<text:tab/>X = a,</text:p>
      <text:p text:style-name="Standard"><text:tab/>Y = c,</text:p>
      <text:p text:style-name="Standard"><text:tab/>Z = b ;</text:p>
      <text:p text:style-name="Standard"/>
      <text:p text:style-name="Standard"><text:tab/>X = a,</text:p>
      <text:p text:style-name="Standard"><text:tab/>Y = b,</text:p>
      <text:p text:style-name="Standard"><text:tab/>Z = c ;</text:p>
      <text:p text:style-name="Standard"/>
      <text:p text:style-name="Standard"><text:tab/>X = b,</text:p>
      <text:p text:style-name="Standard"><text:tab/>Y = c,</text:p>
      <text:p text:style-name="Standard"><text:tab/>Z = a ;</text:p>
      <text:p text:style-name="Standard"/>
      <text:p text:style-name="Standard"><text:tab/>X = c,</text:p>
      <text:p text:style-name="Standard"><text:tab/>Y = b,</text:p>
      <text:p text:style-name="Standard"><text:tab/>Z = a ;</text:p>
      <text:p text:style-name="Standard"/>
      <text:p text:style-name="Standard"><text:tab/>false.</text:p>
      <text:p text:style-name="Standard"/>
      <text:p text:style-name="Standard">10.<text:tab/>X = a,</text:p>
      <text:p text:style-name="Standard"><text:tab/>Y = c,</text:p>
      <text:p text:style-name="Standard"><text:tab/>Z = b ;</text:p>
      <text:p text:style-name="Standard"/>
      <text:p text:style-name="Standard"><text:tab/>X = a,</text:p>
      <text:p text:style-name="Standard"><text:tab/>Y = b,</text:p>
      <text:p text:style-name="Standard"><text:tab/>Z = c ;</text:p>
      <text:p text:style-name="Standard"/>
      <text:p text:style-name="Standard"><text:tab/>X = b,</text:p>
      <text:p text:style-name="Standard"><text:tab/>Y = c,</text:p>
      <text:p text:style-name="Standard"><text:tab/>Z = a ;</text:p>
      <text:p text:style-name="Standard"/>
      <text:p text:style-name="Standard"><text:soft-page-break/><text:tab/>X = c,</text:p>
      <text:p text:style-name="Standard"><text:tab/>Y = b,</text:p>
      <text:p text:style-name="Standard"><text:tab/>Z = a ;</text:p>
      <text:p text:style-name="Standard"/>
      <text:p text:style-name="Standard"><text:tab/>X = c,</text:p>
      <text:p text:style-name="Standard"><text:tab/>Y = a,</text:p>
      <text:p text:style-name="Standard"><text:tab/>Z = b ;</text:p>
      <text:p text:style-name="Standard"/>
      <text:p text:style-name="Standard"><text:tab/>X = b,</text:p>
      <text:p text:style-name="Standard"><text:tab/>Y = a,</text:p>
      <text:p text:style-name="Standard"><text:tab/>Z = c ;</text:p>
      <text:p text:style-name="Standard"/>
      <text:p text:style-name="Standard"><text:tab/>false.</text:p>
      <text:p text:style-name="Standard"/>
      <text:list xml:id="list592566718" text:style-name="L1">
        <text:list-item>
          <text:p text:style-name="P1">When the call is made the software starts with the original command, ispath().. To evaluate this it must check its facts and see if there is an arrow “connecting” the two points. Because there is no direct path between c and f it will fail. To see if there is a path with more steps in between prolog will redo the ispath and in the next step it will assign its own general variable which allows the path from c to d to be checked. From this point there is a fact stating that there is an arrow from c to d and from d to f meaning that the path from c to f exists and the program exits returning the result 'true'.</text:p>
          <text:p text:style-name="P1"/>
        </text:list-item>
        <text:list-item>
          <text:p text:style-name="P1">In dag.p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en </meta:initial-creator>
    <meta:creation-date>2012-02-26T16:18:23</meta:creation-date>
    <dc:date>2012-02-27T23:38:28</dc:date>
    <dc:creator>Braden </dc:creator>
    <meta:editing-duration>PT1H16M16S</meta:editing-duration>
    <meta:editing-cycles>6</meta:editing-cycles>
    <meta:generator>LibreOffice/3.4$Unix LibreOffice_project/340m1$Build-402</meta:generator>
    <meta:document-statistic meta:table-count="0" meta:image-count="0" meta:object-count="0" meta:page-count="2" meta:paragraph-count="43" meta:word-count="381" meta:character-count="1686" meta:non-whitespace-character-count="1283"/>
  </office:meta>
</office:document-meta>
</file>